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30.22mm"/>
    </style:style>
    <style:style style:name="co4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2 Clusters</text:p>
          </table:table-cell>
          <table:table-cell office:value-type="string" calcext:value-type="string">
            <text:p>3 Clusters</text:p>
          </table:table-cell>
          <table:table-cell office:value-type="string" calcext:value-type="string">
            <text:p>4 Clusters</text:p>
          </table:table-cell>
          <table:table-cell office:value-type="string" calcext:value-type="string">
            <text:p>5 Clusters</text:p>
          </table:table-cell>
        </table:table-row>
        <table:table-row table:style-name="ro1">
          <table:table-cell office:value-type="string" calcext:value-type="string">
            <text:p>Average link</text:p>
          </table:table-cell>
          <table:table-cell office:value-type="float" office:value="0.0221251462926" calcext:value-type="float">
            <text:p>0,0221251462926</text:p>
          </table:table-cell>
          <table:table-cell office:value-type="float" office:value="0.0188749048648" calcext:value-type="float">
            <text:p>0,0188749048648</text:p>
          </table:table-cell>
          <table:table-cell office:value-type="float" office:value="0.0156235024713" calcext:value-type="float">
            <text:p>0,0156235024713</text:p>
          </table:table-cell>
          <table:table-cell office:value-type="float" office:value="0.0154941565368" calcext:value-type="float">
            <text:p>0,0154941565368</text:p>
          </table:table-cell>
        </table:table-row>
        <table:table-row table:style-name="ro1">
          <table:table-cell office:value-type="string" calcext:value-type="string">
            <text:p>Single link</text:p>
          </table:table-cell>
          <table:table-cell office:value-type="float" office:value="1" calcext:value-type="float">
            <text:p>1</text:p>
          </table:table-cell>
          <table:table-cell office:value-type="float" office:value="0.998001996004" calcext:value-type="float">
            <text:p>0,998001996004</text:p>
          </table:table-cell>
          <table:table-cell office:value-type="float" office:value="0.996003984016" calcext:value-type="float">
            <text:p>0,996003984016</text:p>
          </table:table-cell>
          <table:table-cell office:value-type="float" office:value="0.994009968092" calcext:value-type="float">
            <text:p>0,994009968092</text:p>
          </table:table-cell>
        </table:table-row>
        <table:table-row table:style-name="ro1">
          <table:table-cell office:value-type="string" calcext:value-type="string">
            <text:p>K médias</text:p>
          </table:table-cell>
          <table:table-cell office:value-type="float" office:value="0.0328879198397" calcext:value-type="float">
            <text:p>0,0328879198397</text:p>
          </table:table-cell>
          <table:table-cell office:value-type="float" office:value="0.0421175923042" calcext:value-type="float">
            <text:p>0,0421175923042</text:p>
          </table:table-cell>
          <table:table-cell office:value-type="float" office:value="0.0508199430233" calcext:value-type="float">
            <text:p>0,0508199430233</text:p>
          </table:table-cell>
          <table:table-cell office:value-type="float" office:value="0.041493885562" calcext:value-type="float">
            <text:p>0,0414938855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7">00/00/0000</text:date>, <text:time style:data-style-name="N2" text:time-value="11:36:28.21471818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6T22:30:03.793916050</meta:creation-date>
    <dc:date>2019-01-07T11:37:11.237828344</dc:date>
    <meta:editing-duration>PT10M3S</meta:editing-duration>
    <meta:editing-cycles>2</meta:editing-cycles>
    <meta:generator>LibreOffice/6.0.7.3$Linux_X86_64 LibreOffice_project/00m0$Build-3</meta:generator>
    <meta:document-statistic meta:table-count="1" meta:cell-count="19" meta:object-count="0"/>
  </office:meta>
</office:document-meta>
</file>